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nsteinDistance.getDistance( String target , String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evensteinDistance.Levenstein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